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7.98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6.525cm"/>
    </style:style>
    <style:style style:name="co8" style:family="table-column">
      <style:table-column-properties fo:break-before="auto" style:column-width="1.65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de" fo:country="CH"/>
    </style:style>
    <style:style style:name="ce3" style:family="table-cell" style:parent-style-name="Default">
      <style:text-properties fo:language="de" fo:country="CH"/>
    </style:style>
    <style:style style:name="ce4" style:family="table-cell" style:parent-style-name="Default" style:data-style-name="N100">
      <style:text-properties fo:language="de" fo:country="CH"/>
    </style:style>
    <style:style style:name="ce5" style:family="table-cell" style:parent-style-name="Default" style:data-style-name="N100"/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de" fo:country="CH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8" style:family="table-cell" style:parent-style-name="Default" style:data-style-name="N1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9" style:family="table-cell" style:parent-style-name="Default" style:data-style-name="N61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0" style:family="table-cell" style:parent-style-name="Default" style:data-style-name="N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1" style:family="table-cell" style:parent-style-name="Default" style:data-style-name="N40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2" style:family="table-cell" style:parent-style-name="Default" style:data-style-name="N3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3" style:family="table-cell" style:parent-style-name="Default" style:data-style-name="N99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4" style:family="table-cell" style:parent-style-name="Default" style:data-style-name="N164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5" style:family="table-cell" style:parent-style-name="Default" style:data-style-name="N193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6" style:family="table-cell" style:parent-style-name="Default" style:data-style-name="N196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7" style:family="table-cell" style:parent-style-name="Default" style:data-style-name="N195">
      <style:text-properties fo:language="de" fo:country="CH"/>
      <style:map style:condition="is-true-formula([Sheet1.$J342]&gt;COLUMN([Sheet1.C342])-3)" style:apply-style-name="Excel_5f_CondFormat_5f_1_5f_1_5f_1" style:base-cell-address="Sheet1.C342"/>
    </style:style>
    <style:style style:name="ce18" style:family="table-cell" style:parent-style-name="Default">
      <style:text-properties fo:language="de" fo:country="CH"/>
      <style:map style:condition="is-true-formula(Sheet1.$#REF!#REF!&gt;COLUMN(Sheet1.F110)-3)" style:apply-style-name="Excel_5f_CondFormat_5f_1_5f_2_5f_1" style:base-cell-address="Sheet1.F110"/>
    </style:style>
    <style:style style:name="ce19" style:family="table-cell" style:parent-style-name="Default" style:data-style-name="N0"/>
    <style:style style:name="ce20" style:family="table-cell" style:parent-style-name="Default" style:data-style-name="N36"/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Verdana" fo:font-size="10pt" fo:language="de" fo:country="CH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22"/>
        <table:table-column table:style-name="co7" table:default-cell-style-name="ce2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21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7" office:value-type="string">
            <text:p>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7" office:value-type="string">
            <text:p><text:s/>123 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123.55">
            <text:p>123.55</text:p>
          </table:table-cell>
          <table:table-cell table:style-name="ce7" office:value-type="string">
            <text:p>123.5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7" office:value-type="string">
            <text:p><text:s/>-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7" office:value-type="string">
            <text:p>100'000'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8" office:value-type="string">
            <text:p>20%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1234567000">
            <text:p>1234567000</text:p>
          </table:table-cell>
          <table:table-cell table:style-name="ce9" office:value-type="string">
            <text:p>1'234.567e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9" office:value-type="string">
            <text:p>-12345e-10</text:p>
          </table:table-cell>
          <table:table-cell table:style-name="ce9"/>
          <table:table-cell table:style-name="ce7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9" office:value-type="string">
            <text:p>-123'456E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10" office:value-type="float" office:value="12.345">
            <text:p>12.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81">
            <text:p>35981</text:p>
          </table:table-cell>
          <table:table-cell table:style-name="ce9" office:value-type="string">
            <text:p>5.7.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81">
            <text:p>35981</text:p>
          </table:table-cell>
          <table:table-cell table:style-name="ce9" office:value-type="string">
            <text:p>5.7.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14])" office:value-type="float" office:value="35981.5090277778">
            <text:p>35981.51</text:p>
          </table:table-cell>
          <table:table-cell table:style-name="ce9" office:value-type="string">
            <text:p>5.7.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15])" office:value-type="float" office:value="35981.5091898148">
            <text:p>35981.51</text:p>
          </table:table-cell>
          <table:table-cell table:style-name="ce9" office:value-type="string">
            <text:p>5.7.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16])" office:value-type="float" office:value="0.509027777777778">
            <text:p>0.51</text:p>
          </table:table-cell>
          <table:table-cell table:style-name="ce11" office:value-type="string">
            <text:p>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17])" office:value-type="float" office:value="0.509189814814815">
            <text:p>0.51</text:p>
          </table:table-cell>
          <table:table-cell table:style-name="ce9" office:value-type="string">
            <text:p>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18])" office:value-type="float" office:value="0.00902777777777778">
            <text:p>0.01</text:p>
          </table:table-cell>
          <table:table-cell table:style-name="ce11" office:value-type="string">
            <text:p>0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19])" office:value-type="float" office:value="0.00918981481481482">
            <text:p>0.01</text:p>
          </table:table-cell>
          <table:table-cell table:style-name="ce9" office:value-type="string">
            <text:p>0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20])" office:value-type="float" office:value="10959">
            <text:p>10959</text:p>
          </table:table-cell>
          <table:table-cell table:style-name="ce11" office:value-type="string">
            <text:p>1.1.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21])" office:value-type="float" office:value="47483">
            <text:p>47483</text:p>
          </table:table-cell>
          <table:table-cell table:style-name="ce9" office:value-type="string">
            <text:p>31.12.2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22])" office:value-type="float" office:value="35981">
            <text:p>35981</text:p>
          </table:table-cell>
          <table:table-cell table:style-name="ce11" office:value-type="string">
            <text:p>5/7/19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">
            <text:p>3598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3])" office:value-type="float" office:value="35981.5090277778">
            <text:p>35981.51</text:p>
          </table:table-cell>
          <table:table-cell table:style-name="ce9" office:value-type="string">
            <text:p>5/7/1998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0277778">
            <text:p>35981.51</text:p>
          </table:table-cell>
          <table:table-cell table:number-columns-repeated="243"/>
        </table:table-row>
        <table:table-row table:style-name="ro2">
          <table:table-cell office:value-type="string">
            <text:p>!STR:FE</text:p>
          </table:table-cell>
          <table:table-cell table:formula="oooc:=VALUE([.C24])" office:value-type="float" office:value="35981.5091898148">
            <text:p>35981.51</text:p>
          </table:table-cell>
          <table:table-cell table:style-name="ce9" office:value-type="string">
            <text:p>5/7/1998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float" office:value="35981.5091898148">
            <text:p>35981.51</text:p>
          </table:table-cell>
          <table:table-cell table:number-columns-repeated="243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5])" office:value-type="float" office:value="35981">
            <text:p>35981</text:p>
          </table:table-cell>
          <table:table-cell table:style-name="ce11" office:value-type="string">
            <text:p>1998/7/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26])" office:value-type="float" office:value="35981.5090277778">
            <text:p>35981.51</text:p>
          </table:table-cell>
          <table:table-cell table:style-name="ce9" office:value-type="string">
            <text:p>1998/7/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27])" office:value-type="float" office:value="35981.5091898148">
            <text:p>35981.51</text:p>
          </table:table-cell>
          <table:table-cell table:style-name="ce9" office:value-type="string">
            <text:p>1998/7/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28])" office:value-type="float" office:value="35981">
            <text:p>35981</text:p>
          </table:table-cell>
          <table:table-cell table:style-name="ce11" office:value-type="string">
            <text:p>1998-7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29])" office:value-type="float" office:value="35981.5090277778">
            <text:p>35981.51</text:p>
          </table:table-cell>
          <table:table-cell table:style-name="ce9" office:value-type="string">
            <text:p>1998-7-5 12: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30])" office:value-type="float" office:value="35981.5091898148">
            <text:p>35981.51</text:p>
          </table:table-cell>
          <table:table-cell table:style-name="ce9" office:value-type="string">
            <text:p>1998-7-5 12:13: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float" office:value="12.345">
            <text:p>12.35</text:p>
          </table:table-cell>
          <table:table-cell table:formula="oooc:=N([.C32])" office:value-type="float" office:value="12.345">
            <text:p>12.35</text:p>
          </table:table-cell>
          <table:table-cell table:style-name="ce10" office:value-type="float" office:value="12.345">
            <text:p>12.3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33])" office:value-type="float" office:value="12345">
            <text:p>12345</text:p>
          </table:table-cell>
          <table:table-cell table:style-name="ce10" office:value-type="string">
            <text:p>12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34])" office:value-type="float" office:value="39083">
            <text:p>39083</text:p>
          </table:table-cell>
          <table:table-cell table:style-name="ce12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5])" office:value-type="float" office:value="39083">
            <text:p>39083</text:p>
          </table:table-cell>
          <table:table-cell table:style-name="ce10" office:value-type="string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36])" office:value-type="float" office:value="1">
            <text:p>1</text:p>
          </table:table-cell>
          <table:table-cell table:style-name="ce13" office:value-type="boolean" office:boolean-value="true">
            <text:p>WAHR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37])" office:value-type="float" office:value="0">
            <text:p>0</text:p>
          </table:table-cell>
          <table:table-cell table:style-name="ce13" office:value-type="boolean" office:boolean-value="false">
            <text:p>FALSCH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10"/>
          <table:table-cell table:style-name="ce7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39])" office:value-type="string" office:string-value="AaBbCcDd">
            <text:p>AaBbCcDd</text:p>
          </table:table-cell>
          <table:table-cell table:style-name="ce10" office:value-type="string">
            <text:p>AaBbCcDd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0])" office:value-type="string" office:string-value="АаБбВвГгДд">
            <text:p>АаБбВвГгДд</text:p>
          </table:table-cell>
          <table:table-cell table:style-name="ce10" office:value-type="string">
            <text:p>АаБбВвГгДд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1])">
            <text:p/>
          </table:table-cell>
          <table:table-cell table:style-name="ce10" office:value-type="float" office:value="123.45">
            <text:p>123.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42])" office:value-type="string" office:string-value="123.45">
            <text:p>123.45</text:p>
          </table:table-cell>
          <table:table-cell table:style-name="ce10" office:value-type="string">
            <text:p>123.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3])">
            <text:p/>
          </table:table-cell>
          <table:table-cell table:style-name="ce12" office:value-type="date" office:date-value="2007-01-01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44])" office:value-type="string" office:string-value="01.01.2007">
            <text:p>01.01.2007</text:p>
          </table:table-cell>
          <table:table-cell table:style-name="ce10" office:value-type="string">
            <text:p>01.01.200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5])">
            <text:p/>
          </table:table-cell>
          <table:table-cell table:style-name="ce13" office:value-type="boolean" office:boolean-value="true">
            <text:p>WAHR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6])">
            <text:p/>
          </table:table-cell>
          <table:table-cell table:style-name="ce13" office:value-type="boolean" office:boolean-value="false">
            <text:p>FALSCH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48];[.D48])" office:value-type="string" office:string-value="0">
            <text:p>0</text:p>
          </table:table-cell>
          <table:table-cell table:style-name="ce10" office:value-type="float" office:value="0">
            <text:p>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49];[.D49])" office:value-type="string" office:string-value="99999999999.5">
            <text:p>99999999999.5</text:p>
          </table:table-cell>
          <table:table-cell table:style-name="ce14" office:value-type="float" office:value="99999999999.4999">
            <text:p>99999999999.49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0];[.D50])" office:value-type="string" office:string-value="99999999999.5">
            <text:p>99999999999.5</text:p>
          </table:table-cell>
          <table:table-cell table:style-name="ce14" office:value-type="float" office:value="99999999999.5">
            <text:p>99999999999.5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1];[.D51])" office:value-type="string" office:string-value="0">
            <text:p>0</text:p>
          </table:table-cell>
          <table:table-cell table:style-name="ce15" office:value-type="float" office:value="0.000000009">
            <text:p>0.000000009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3.558cm" draw:caption-point-x="-31.021cm" draw:caption-point-y="-23.5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52];[.D52])" office:value-type="string" office:string-value="0">
            <text:p>0</text:p>
          </table:table-cell>
          <table:table-cell table:style-name="ce15" office:value-type="float" office:value="0.000000009000001">
            <text:p>0.000000009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4.029cm" draw:caption-point-x="-31.021cm" draw:caption-point-y="-24.0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53];[.D53])" office:value-type="string" office:string-value="0">
            <text:p>0</text:p>
          </table:table-cell>
          <table:table-cell table:style-name="ce16" office:value-type="float" office:value="0.0000777777777777777">
            <text:p>0.0000777777777777777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4.5cm" draw:caption-point-x="-31.021cm" draw:caption-point-y="-24.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54];[.D54])" office:value-type="string" office:string-value="0">
            <text:p>0</text:p>
          </table:table-cell>
          <table:table-cell table:style-name="ce16" office:value-type="float" office:value="0.000777777777777777">
            <text:p>0.000777777777777777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4.971cm" draw:caption-point-x="-31.021cm" draw:caption-point-y="-24.9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55];[.D55])" office:value-type="string" office:string-value="0.01">
            <text:p>0.01</text:p>
          </table:table-cell>
          <table:table-cell table:style-name="ce16" office:value-type="float" office:value="0.00777777777777777">
            <text:p>0.00777777777777777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5.442cm" draw:caption-point-x="-31.021cm" draw:caption-point-y="-25.4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56];[.D56])" office:value-type="string" office:string-value="0.08">
            <text:p>0.08</text:p>
          </table:table-cell>
          <table:table-cell table:style-name="ce16" office:value-type="float" office:value="0.0777777777777777">
            <text:p>0.0777777777777777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5.913cm" draw:caption-point-x="-31.021cm" draw:caption-point-y="-25.9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57];[.D57])" office:value-type="string" office:string-value="0.78">
            <text:p>0.78</text:p>
          </table:table-cell>
          <table:table-cell table:style-name="ce16" office:value-type="float" office:value="0.777777777777777">
            <text:p>0.777777777777777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6.384cm" draw:caption-point-x="-31.021cm" draw:caption-point-y="-26.3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58];[.D58])" office:value-type="string" office:string-value="7.78">
            <text:p>7.78</text:p>
          </table:table-cell>
          <table:table-cell table:style-name="ce16" office:value-type="float" office:value="7.77777777777777">
            <text:p>7.77777777777777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6.855cm" draw:caption-point-x="-31.021cm" draw:caption-point-y="-26.8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59];[.D59])" office:value-type="string" office:string-value="77.78">
            <text:p>77.78</text:p>
          </table:table-cell>
          <table:table-cell table:style-name="ce16" office:value-type="float" office:value="77.7777777777777">
            <text:p>77.7777777777777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7.326cm" draw:caption-point-x="-31.021cm" draw:caption-point-y="-27.3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0];[.D60])" office:value-type="string" office:string-value="777.78">
            <text:p>777.78</text:p>
          </table:table-cell>
          <table:table-cell table:style-name="ce16" office:value-type="float" office:value="777.777777777777">
            <text:p>777.777777777777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27.797cm" draw:caption-point-x="-31.021cm" draw:caption-point-y="-27.79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1];[.D61])" office:value-type="string" office:string-value="7777.78">
            <text:p>7777.78</text:p>
          </table:table-cell>
          <table:table-cell table:style-name="ce16" office:value-type="float" office:value="7777.77777777777">
            <text:p>7777.77777777777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62];[.D62])" office:value-type="string" office:string-value="77777.78">
            <text:p>77777.78</text:p>
          </table:table-cell>
          <table:table-cell table:style-name="ce16" office:value-type="float" office:value="77777.7777777777">
            <text:p>77777.7777777777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63];[.D63])" office:value-type="string" office:string-value="777777.78">
            <text:p>777777.78</text:p>
          </table:table-cell>
          <table:table-cell table:style-name="ce16" office:value-type="float" office:value="777777.777777777">
            <text:p>777777.777777777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64];[.D64])" office:value-type="string" office:string-value="7777777.78">
            <text:p>7777777.78</text:p>
          </table:table-cell>
          <table:table-cell table:style-name="ce16" office:value-type="float" office:value="7777777.77777777">
            <text:p>7777777.77777777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65];[.D65])" office:value-type="string" office:string-value="77777777.78">
            <text:p>77777777.78</text:p>
          </table:table-cell>
          <table:table-cell table:style-name="ce16" office:value-type="float" office:value="77777777.7777777">
            <text:p>77777777.7777777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66];[.D66])" office:value-type="string" office:string-value="777777777.78">
            <text:p>777777777.78</text:p>
          </table:table-cell>
          <table:table-cell table:style-name="ce16" office:value-type="float" office:value="777777777.777777">
            <text:p>777777777.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67];[.D67])" office:value-type="string" office:string-value="7777777777.78">
            <text:p>7777777777.78</text:p>
          </table:table-cell>
          <table:table-cell table:style-name="ce16" office:value-type="float" office:value="7777777777.77777">
            <text:p>7777777777.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68];[.D68])" office:value-type="string" office:string-value="77777777777.78">
            <text:p>77777777777.78</text:p>
          </table:table-cell>
          <table:table-cell table:style-name="ce16" office:value-type="float" office:value="77777777777.7777">
            <text:p>77777777777.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69];[.D69])" office:value-type="string" office:string-value="777777777777.78">
            <text:p>777777777777.78</text:p>
          </table:table-cell>
          <table:table-cell table:style-name="ce16" office:value-type="float" office:value="777777777777.777">
            <text:p>777777777777.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0];[.D70])" office:value-type="string" office:string-value="7777777777777.77">
            <text:p>7777777777777.77</text:p>
          </table:table-cell>
          <table:table-cell table:style-name="ce16" office:value-type="float" office:value="7777777777777.77">
            <text:p>7777777777777.77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1];[.D71])" office:value-type="string" office:string-value="77777777777777.7">
            <text:p>77777777777777.7</text:p>
          </table:table-cell>
          <table:table-cell table:style-name="ce16" office:value-type="float" office:value="77777777777777.7">
            <text:p>77777777777777.7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1.021cm" svg:y="32.977cm" draw:caption-point-x="-31.021cm" draw:caption-point-y="-32.9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72];[.D72])" office:value-type="string" office:string-value="777777777777777">
            <text:p>777777777777777</text:p>
          </table:table-cell>
          <table:table-cell table:style-name="ce16" office:value-type="float" office:value="777777777777777">
            <text:p>777777777777777.000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1.021cm" svg:y="33.448cm" draw:caption-point-x="-31.021cm" draw:caption-point-y="-33.4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73];[.D73])" office:value-type="string" office:string-value="-777777777.78">
            <text:p>-777777777.78</text:p>
          </table:table-cell>
          <table:table-cell table:style-name="ce16" office:value-type="float" office:value="-777777777.777777">
            <text:p>-777777777.777777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74];[.D74])" office:value-type="string" office:string-value="-7777777777.78">
            <text:p>-7777777777.78</text:p>
          </table:table-cell>
          <table:table-cell table:style-name="ce16" office:value-type="float" office:value="-7777777777.77777">
            <text:p>-7777777777.77777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75];[.D75])" office:value-type="string" office:string-value="-77777777777.78">
            <text:p>-77777777777.78</text:p>
          </table:table-cell>
          <table:table-cell table:style-name="ce16" office:value-type="float" office:value="-77777777777.7777">
            <text:p>-77777777777.7777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76];[.D76])" office:value-type="string" office:string-value="-777777777777.78">
            <text:p>-777777777777.78</text:p>
          </table:table-cell>
          <table:table-cell table:style-name="ce16" office:value-type="float" office:value="-777777777777.777">
            <text:p>-777777777777.77700000000000000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77];[.D77])" office:value-type="string" office:string-value="0">
            <text:p>0</text:p>
          </table:table-cell>
          <table:table-cell table:style-name="ce17" office:value-type="float" office:value="0.000000001">
            <text:p>0.00000000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35.803cm" draw:caption-point-x="-31.021cm" draw:caption-point-y="-35.80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78];[.D78])" office:value-type="string" office:string-value="0">
            <text:p>0</text:p>
          </table:table-cell>
          <table:table-cell table:style-name="ce17" office:value-type="float" office:value="0.000000011">
            <text:p>0.0000000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36.274cm" draw:caption-point-x="-31.021cm" draw:caption-point-y="-36.27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79];[.D79])" office:value-type="string" office:string-value="0">
            <text:p>0</text:p>
          </table:table-cell>
          <table:table-cell table:style-name="ce17" office:value-type="float" office:value="0.000000111">
            <text:p>0.000000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36.745cm" draw:caption-point-x="-31.021cm" draw:caption-point-y="-36.74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0];[.D80])" office:value-type="string" office:string-value="0">
            <text:p>0</text:p>
          </table:table-cell>
          <table:table-cell table:style-name="ce17" office:value-type="float" office:value="0.000001111">
            <text:p>0.00000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37.216cm" draw:caption-point-x="-31.021cm" draw:caption-point-y="-37.21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1];[.D81])" office:value-type="string" office:string-value="0">
            <text:p>0</text:p>
          </table:table-cell>
          <table:table-cell table:style-name="ce17" office:value-type="float" office:value="0.000011111">
            <text:p>0.0000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37.687cm" draw:caption-point-x="-31.021cm" draw:caption-point-y="-37.68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82];[.D82])" office:value-type="string" office:string-value="0">
            <text:p>0</text:p>
          </table:table-cell>
          <table:table-cell table:style-name="ce17" office:value-type="float" office:value="0.000111111">
            <text:p>0.000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38.158cm" draw:caption-point-x="-31.021cm" draw:caption-point-y="-38.15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83];[.D83])" office:value-type="string" office:string-value="0">
            <text:p>0</text:p>
          </table:table-cell>
          <table:table-cell table:style-name="ce17" office:value-type="float" office:value="0.001111111">
            <text:p>0.00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38.629cm" draw:caption-point-x="-31.021cm" draw:caption-point-y="-38.62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84];[.D84])" office:value-type="string" office:string-value="0.01">
            <text:p>0.01</text:p>
          </table:table-cell>
          <table:table-cell table:style-name="ce17" office:value-type="float" office:value="0.011111111">
            <text:p>0.0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39.1cm" draw:caption-point-x="-31.021cm" draw:caption-point-y="-39.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85];[.D85])" office:value-type="string" office:string-value="0.11">
            <text:p>0.11</text:p>
          </table:table-cell>
          <table:table-cell table:style-name="ce17" office:value-type="float" office:value="0.111111111">
            <text:p>0.11111111100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39.571cm" draw:caption-point-x="-31.021cm" draw:caption-point-y="-39.57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86];[.D86])" office:value-type="string" office:string-value="0">
            <text:p>0</text:p>
          </table:table-cell>
          <table:table-cell table:style-name="ce17" office:value-type="float" office:value="0.00000000001">
            <text:p>0.000000000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0.042cm" draw:caption-point-x="-31.021cm" draw:caption-point-y="-40.04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87];[.D87])" office:value-type="string" office:string-value="0">
            <text:p>0</text:p>
          </table:table-cell>
          <table:table-cell table:style-name="ce17" office:value-type="float" office:value="0.00000000011">
            <text:p>0.0000000001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0.513cm" draw:caption-point-x="-31.021cm" draw:caption-point-y="-40.51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88];[.D88])" office:value-type="string" office:string-value="0">
            <text:p>0</text:p>
          </table:table-cell>
          <table:table-cell table:style-name="ce17" office:value-type="float" office:value="0.00000000101">
            <text:p>0.00000000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0.984cm" draw:caption-point-x="-31.021cm" draw:caption-point-y="-40.98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89];[.D89])" office:value-type="string" office:string-value="0">
            <text:p>0</text:p>
          </table:table-cell>
          <table:table-cell table:style-name="ce17" office:value-type="float" office:value="0.00000001101">
            <text:p>0.0000000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1.455cm" draw:caption-point-x="-31.021cm" draw:caption-point-y="-41.45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0];[.D90])" office:value-type="string" office:string-value="0">
            <text:p>0</text:p>
          </table:table-cell>
          <table:table-cell table:style-name="ce17" office:value-type="float" office:value="0.00000011101">
            <text:p>0.000000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1.926cm" draw:caption-point-x="-31.021cm" draw:caption-point-y="-41.92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1];[.D91])" office:value-type="string" office:string-value="0">
            <text:p>0</text:p>
          </table:table-cell>
          <table:table-cell table:style-name="ce17" office:value-type="float" office:value="0.00000111101">
            <text:p>0.00000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1.021cm" svg:y="42.396cm" draw:caption-point-x="-31.021cm" draw:caption-point-y="-42.39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92];[.D92])" office:value-type="string" office:string-value="0">
            <text:p>0</text:p>
          </table:table-cell>
          <table:table-cell table:style-name="ce17" office:value-type="float" office:value="0.00001111101">
            <text:p>0.0000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1.021cm" svg:y="42.867cm" draw:caption-point-x="-31.021cm" draw:caption-point-y="-42.86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3];[.D93])" office:value-type="string" office:string-value="0">
            <text:p>0</text:p>
          </table:table-cell>
          <table:table-cell table:style-name="ce17" office:value-type="float" office:value="0.00011111101">
            <text:p>0.000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1.021cm" svg:y="43.338cm" draw:caption-point-x="-31.021cm" draw:caption-point-y="-43.33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4];[.D94])" office:value-type="string" office:string-value="0">
            <text:p>0</text:p>
          </table:table-cell>
          <table:table-cell table:style-name="ce17" office:value-type="float" office:value="0.00111111101">
            <text:p>0.00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1.021cm" svg:y="43.809cm" draw:caption-point-x="-31.021cm" draw:caption-point-y="-43.80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5];[.D95])" office:value-type="string" office:string-value="0.01">
            <text:p>0.01</text:p>
          </table:table-cell>
          <table:table-cell table:style-name="ce17" office:value-type="float" office:value="0.01111111101">
            <text:p>0.0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1.021cm" svg:y="44.28cm" draw:caption-point-x="-31.021cm" draw:caption-point-y="-44.2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6];[.D96])" office:value-type="string" office:string-value="0.11">
            <text:p>0.11</text:p>
          </table:table-cell>
          <table:table-cell table:style-name="ce17" office:value-type="float" office:value="0.11111111101">
            <text:p>0.11111111101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4.751cm" draw:caption-point-x="-31.021cm" draw:caption-point-y="-44.75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97];[.D97])" office:value-type="string" office:string-value="0">
            <text:p>0</text:p>
          </table:table-cell>
          <table:table-cell table:style-name="ce17" office:value-type="float" office:value="0.00000000099">
            <text:p>0.000000000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5.222cm" draw:caption-point-x="-31.021cm" draw:caption-point-y="-45.222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98];[.D98])" office:value-type="string" office:string-value="0">
            <text:p>0</text:p>
          </table:table-cell>
          <table:table-cell table:style-name="ce17" office:value-type="float" office:value="0.00000000199">
            <text:p>0.00000000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5.693cm" draw:caption-point-x="-31.021cm" draw:caption-point-y="-45.693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99];[.D99])" office:value-type="string" office:string-value="0">
            <text:p>0</text:p>
          </table:table-cell>
          <table:table-cell table:style-name="ce17" office:value-type="float" office:value="0.00000001199">
            <text:p>0.0000000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6.164cm" draw:caption-point-x="-31.021cm" draw:caption-point-y="-46.164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0];[.D100])" office:value-type="string" office:string-value="0">
            <text:p>0</text:p>
          </table:table-cell>
          <table:table-cell table:style-name="ce17" office:value-type="float" office:value="0.00000011199">
            <text:p>0.000000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6.635cm" draw:caption-point-x="-31.021cm" draw:caption-point-y="-46.635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1];[.D101])" office:value-type="string" office:string-value="0">
            <text:p>0</text:p>
          </table:table-cell>
          <table:table-cell table:style-name="ce17" office:value-type="float" office:value="0.00000111199">
            <text:p>0.00000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7.106cm" draw:caption-point-x="-31.021cm" draw:caption-point-y="-47.106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02];[.D102])" office:value-type="string" office:string-value="0">
            <text:p>0</text:p>
          </table:table-cell>
          <table:table-cell table:style-name="ce17" office:value-type="float" office:value="0.00001111199">
            <text:p>0.0000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7.577cm" draw:caption-point-x="-31.021cm" draw:caption-point-y="-47.577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03];[.D103])" office:value-type="string" office:string-value="0">
            <text:p>0</text:p>
          </table:table-cell>
          <table:table-cell table:style-name="ce17" office:value-type="float" office:value="0.00011111199">
            <text:p>0.000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8.048cm" draw:caption-point-x="-31.021cm" draw:caption-point-y="-48.048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04];[.D104])" office:value-type="string" office:string-value="0">
            <text:p>0</text:p>
          </table:table-cell>
          <table:table-cell table:style-name="ce17" office:value-type="float" office:value="0.00111111199">
            <text:p>0.00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8.519cm" draw:caption-point-x="-31.021cm" draw:caption-point-y="-48.51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05];[.D105])" office:value-type="string" office:string-value="0.01">
            <text:p>0.01</text:p>
          </table:table-cell>
          <table:table-cell table:style-name="ce17" office:value-type="float" office:value="0.01111111199">
            <text:p>0.0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1.021cm" svg:y="48.99cm" draw:caption-point-x="-31.021cm" draw:caption-point-y="-48.99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06];[.D106])" office:value-type="string" office:string-value="0.11">
            <text:p>0.11</text:p>
          </table:table-cell>
          <table:table-cell table:style-name="ce17" office:value-type="float" office:value="0.11111111199">
            <text:p>0.11111111199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13cm" svg:x="31.021cm" svg:y="49.461cm" draw:caption-point-x="-31.021cm" draw:caption-point-y="-49.461cm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07];[.D107])" office:value-type="string" office:string-value="0">
            <text:p>0</text:p>
          </table:table-cell>
          <table:table-cell table:style-name="ce10" office:value-type="string">
            <text:p>AaBbCcDd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08];[.D108])" office:value-type="string" office:string-value="0">
            <text:p>0</text:p>
          </table:table-cell>
          <table:table-cell table:style-name="ce10" office:value-type="string">
            <text:p>АаБбВвГгДд</text:p>
          </table:table-cell>
          <table:table-cell table:style-name="ce7" office:value-type="string">
            <text:p>@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'234.35</text:p>
          </table:table-cell>
          <table:table-cell table:formula="oooc:=FIXED([.C110])" office:value-type="string" office:string-value="1'234.35">
            <text:p>1'234.35</text:p>
          </table:table-cell>
          <table:table-cell table:style-name="ce7" office:value-type="float" office:value="1234.3456">
            <text:p>1234.35</text:p>
          </table:table-cell>
          <table:table-cell table:style-name="ce7" table:number-columns-repeated="2"/>
          <table:table-cell table:style-name="ce18"/>
          <table:table-cell table:style-name="ce7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1];[.D111])" office:value-type="string" office:string-value="12.340">
            <text:p>12.340</text:p>
          </table:table-cell>
          <table:table-cell table:style-name="ce7" office:value-type="float" office:value="12.34">
            <text:p>12.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2];[.D112])" office:value-type="string" office:string-value="12'345.340">
            <text:p>12'345.34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'456'789.123</text:p>
          </table:table-cell>
          <table:table-cell table:formula="oooc:=FIXED([.C113];[.D113])" office:value-type="string" office:string-value="123'456'789.123">
            <text:p>123'456'789.123</text:p>
          </table:table-cell>
          <table:table-cell table:style-name="ce7" office:value-type="float" office:value="123456789.123456">
            <text:p>123456789.1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'300</text:p>
          </table:table-cell>
          <table:table-cell table:formula="oooc:=FIXED([.C114];[.D114])" office:value-type="string" office:string-value="12'300">
            <text:p>12'30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15];[.D115];[.E115])" office:value-type="string" office:string-value="12345.340">
            <text:p>12345.34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true">
            <text:p>WAHR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'345.340</text:p>
          </table:table-cell>
          <table:table-cell table:formula="oooc:=FIXED([.C116];[.D116];[.E116])" office:value-type="string" office:string-value="12'345.340">
            <text:p>12'345.34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3">
            <text:p>3</text:p>
          </table:table-cell>
          <table:table-cell table:style-name="ce13" office:value-type="boolean" office:boolean-value="false">
            <text:p>FALSCH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'234'567'891'234.56</text:p>
          </table:table-cell>
          <table:table-cell table:formula="oooc:=FIXED([.C117];[.D117];[.E117])" office:value-type="string" office:string-value="1'234'567'891'234.56">
            <text:p>1'234'567'891'234.56</text:p>
          </table:table-cell>
          <table:table-cell table:style-name="ce7" office:value-type="float" office:value="1234567891234.56">
            <text:p>1234567891234.56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FALSCH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'456'789'123'400.00</text:p>
          </table:table-cell>
          <table:table-cell table:formula="oooc:=FIXED([.C118];[.D118];[.E118])" office:value-type="string" office:string-value="123'456'789'123'400.00">
            <text:p>123'456'789'123'400.00</text:p>
          </table:table-cell>
          <table:table-cell table:style-name="ce7" office:value-type="float" office:value="123456789123400">
            <text:p>123456789123400</text:p>
          </table:table-cell>
          <table:table-cell table:style-name="ce7" office:value-type="float" office:value="2">
            <text:p>2</text:p>
          </table:table-cell>
          <table:table-cell table:style-name="ce13" office:value-type="boolean" office:boolean-value="false">
            <text:p>FALSCH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'234.6</text:p>
          </table:table-cell>
          <table:table-cell table:formula="oooc:=FIXED([.C119];[.D119])" office:value-type="string" office:string-value="1'234.6">
            <text:p>1'234.6</text:p>
          </table:table-cell>
          <table:table-cell table:style-name="ce7" office:value-type="float" office:value="1234.567">
            <text:p>1234.57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'230</text:p>
          </table:table-cell>
          <table:table-cell table:formula="oooc:=FIXED([.C120];[.D120])" office:value-type="string" office:string-value="-1'230">
            <text:p>-1'230</text:p>
          </table:table-cell>
          <table:table-cell table:style-name="ce7" office:value-type="float" office:value="-1234.567">
            <text:p>-1234.57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1];[.D121];[.E121])" office:value-type="string" office:string-value="1230">
            <text:p>1230</text:p>
          </table:table-cell>
          <table:table-cell table:style-name="ce7" office:value-type="float" office:value="1234.567">
            <text:p>1234.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WAHR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22];[.D122];[.E122])" office:value-type="string" office:string-value="-1230">
            <text:p>-1230</text:p>
          </table:table-cell>
          <table:table-cell table:style-name="ce7" office:value-type="float" office:value="-1234.567">
            <text:p>-1234.57</text:p>
          </table:table-cell>
          <table:table-cell table:style-name="ce7" office:value-type="float" office:value="-1">
            <text:p>-1</text:p>
          </table:table-cell>
          <table:table-cell table:style-name="ce13" office:value-type="boolean" office:boolean-value="true">
            <text:p>WAHR</text:p>
          </table:table-cell>
          <table:table-cell table:style-name="ce7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ce5" office:value-type="string">
            <text:p>SFr. 123.00</text:p>
          </table:table-cell>
          <table:table-cell table:style-name="Default" table:formula="oooc:=DOLLAR([.C124])" office:value-type="string" office:string-value="SFr. 123.00">
            <text:p>SFr. 123.00</text:p>
          </table:table-cell>
          <table:table-cell table:style-name="ce7" office:value-type="float" office:value="123">
            <text:p>123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DOLL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SFr.-1'234.57</text:p>
          </table:table-cell>
          <table:table-cell table:style-name="Default" table:formula="oooc:=DOLLAR([.C125])" office:value-type="string" office:string-value="SFr. -1'234.57">
            <text:p>SFr. -1'234.57</text:p>
          </table:table-cell>
          <table:table-cell table:style-name="ce7" office:value-type="float" office:value="-1234.567">
            <text:p>-1234.5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3"/>
          <table:table-cell table:style-name="Default" table:number-columns-repeated="4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SFr. 123'000</text:p>
          </table:table-cell>
          <table:table-cell table:style-name="Default" table:formula="oooc:=DOLLAR([.C127];[.D127])" office:value-type="string" office:string-value="SFr. 123'000">
            <text:p>SFr. 123'000</text:p>
          </table:table-cell>
          <table:table-cell table:style-name="ce7" office:value-type="float" office:value="123345.2346">
            <text:p>123345.23</text:p>
          </table:table-cell>
          <table:table-cell table:style-name="ce7" office:value-type="float" office:value="-3">
            <text:p>-3</text:p>
          </table:table-cell>
          <table:table-cell table:style-name="ce7"/>
          <table:table-cell table:style-name="ce19" table:number-columns-repeated="4"/>
          <table:table-cell table:style-name="ce23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string">
            <text:p>SFr. 12'345.340</text:p>
          </table:table-cell>
          <table:table-cell table:style-name="Default" table:formula="oooc:=DOLLAR([.C128];[.D128])" office:value-type="string" office:string-value="SFr. 12'345.340">
            <text:p>SFr. 12'345.340</text:p>
          </table:table-cell>
          <table:table-cell table:style-name="ce7" office:value-type="float" office:value="12345.34">
            <text:p>12345.34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9" table:number-columns-repeated="4"/>
          <table:table-cell table:style-name="ce23" office:value-type="float" office:value="2">
            <text:p>2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A</text:p>
          </table:table-cell>
          <table:table-cell table:style-name="Default" table:formula="oooc:=CHAR([.C130])" office:value-type="string" office:string-value="A">
            <text:p>A</text:p>
          </table:table-cell>
          <table:table-cell table:style-name="ce7" office:value-type="float" office:value="65">
            <text:p>65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CHAR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ce5" office:value-type="string">
            <text:p>d</text:p>
          </table:table-cell>
          <table:table-cell table:style-name="Default" table:formula="oooc:=CHAR([.C131])" office:value-type="string" office:string-value="d">
            <text:p>d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ú</text:p>
          </table:table-cell>
          <table:table-cell table:style-name="Default" table:formula="oooc:=CHAR([.C132])" office:value-type="string" office:string-value="ú">
            <text:p>ú</text:p>
          </table:table-cell>
          <table:table-cell table:style-name="ce7" office:value-type="float" office:value="250">
            <text:p>250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ce5" office:value-type="string">
            <text:p>§</text:p>
          </table:table-cell>
          <table:table-cell table:style-name="Default" table:formula="oooc:=CHAR([.C133])" office:value-type="string" office:string-value="§">
            <text:p>§</text:p>
          </table:table-cell>
          <table:table-cell table:style-name="ce7" office:value-type="float" office:value="167">
            <text:p>16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3"/>
          <table:table-cell table:style-name="Default" table:number-columns-repeated="4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63">
            <text:p>63</text:p>
          </table:table-cell>
          <table:table-cell table:style-name="Default" table:formula="oooc:=CODE([.C135])" office:value-type="float" office:value="63">
            <text:p>63</text:p>
          </table:table-cell>
          <table:table-cell table:style-name="ce7" office:value-type="string">
            <text:p>ё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COD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table:style-name="Default" office:value-type="float" office:value="167">
            <text:p>167</text:p>
          </table:table-cell>
          <table:table-cell table:style-name="Default" table:formula="oooc:=CODE([.C136])" office:value-type="float" office:value="167">
            <text:p>167</text:p>
          </table:table-cell>
          <table:table-cell table:style-name="ce7" office:value-type="string">
            <text:p>§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252">
            <text:p>252</text:p>
          </table:table-cell>
          <table:table-cell table:style-name="Default" table:formula="oooc:=CODE([.C137])" office:value-type="float" office:value="252">
            <text:p>252</text:p>
          </table:table-cell>
          <table:table-cell table:style-name="ce7" office:value-type="string">
            <text:p>ü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39])" office:value-type="float" office:value="35922">
            <text:p>35922</text:p>
          </table:table-cell>
          <table:table-cell table:style-name="ce7" office:value-type="string">
            <text:p>7/5/1998</text:p>
          </table:table-cell>
          <table:table-cell table:style-name="ce7" table:number-columns-repeated="2"/>
          <table:table-cell table:style-name="Default"/>
          <table:table-cell table:style-name="ce20"/>
          <table:table-cell table:style-name="Default" table:number-columns-repeated="2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DATEVALU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0])" office:value-type="float" office:value="35922">
            <text:p>35922</text:p>
          </table:table-cell>
          <table:table-cell table:style-name="ce7" office:value-type="string">
            <text:p>7-5-1998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5922">
            <text:p>35922</text:p>
          </table:table-cell>
          <table:table-cell table:style-name="Default" table:formula="oooc:=DATEVALUE([.C141])" office:value-type="float" office:value="35922">
            <text:p>35922</text:p>
          </table:table-cell>
          <table:table-cell table:style-name="ce7" office:value-type="string">
            <text:p>7.5.1998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table:style-name="Default" office:value-type="float" office:value="39417">
            <text:p>39417</text:p>
          </table:table-cell>
          <table:table-cell table:style-name="Default" table:formula="oooc:=DATEVALUE([.C142])" office:value-type="float" office:value="39417">
            <text:p>39417</text:p>
          </table:table-cell>
          <table:table-cell table:style-name="ce7" office:value-type="string">
            <text:p>1.12.07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3])" office:value-type="float" office:value="39417">
            <text:p>39417</text:p>
          </table:table-cell>
          <table:table-cell table:style-name="ce7" office:value-type="string">
            <text:p>1. Dezember 200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4])" office:value-type="float" office:value="39417">
            <text:p>39417</text:p>
          </table:table-cell>
          <table:table-cell table:style-name="ce7" office:value-type="string">
            <text:p>1. Dez 200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5])" office:value-type="float" office:value="39417">
            <text:p>39417</text:p>
          </table:table-cell>
          <table:table-cell table:style-name="ce7" office:value-type="string">
            <text:p>1 Dez 2007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DATEVALUE([.C146])" office:value-type="float" office:value="39417.5090277778">
            <text:p>39417.51</text:p>
          </table:table-cell>
          <table:table-cell table:style-name="ce7" office:value-type="string">
            <text:p>1. Dezember 2007 12:13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float" office:value="35922">
            <text:p>35922</text:p>
          </table:table-cell>
          <table:table-cell table:style-name="Default" table:formula="oooc:=DATEVALUE([.C147])" office:value-type="float" office:value="35922.5091898148">
            <text:p>35922.51</text:p>
          </table:table-cell>
          <table:table-cell table:style-name="ce7" office:value-type="string">
            <text:p>7.5.98 12:13:14</text:p>
          </table:table-cell>
          <table:table-cell table:style-name="ce7" table:number-columns-repeated="2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Default" table:number-columns-repeated="2"/>
          <table:table-cell table:style-name="ce7" table:number-columns-repeated="2"/>
          <table:table-cell table:style-name="ce13"/>
          <table:table-cell table:style-name="Default" table:number-columns-repeated="4"/>
          <table:table-cell table:style-name="ce23"/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TIMEVALUE([.C149])" office:value-type="float" office:value="35922.5090277778">
            <text:p>35922.51</text:p>
          </table:table-cell>
          <table:table-cell table:style-name="ce7" office:value-type="string">
            <text:p>7/5/1998 12: 13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number-columns-repeated="2" table:style-name="Default" office:value-type="string">
            <text:p>TIMEVALUE</text:p>
          </table:table-cell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TIMEVALUE([.C150])" office:value-type="float" office:value="39231.5208333333">
            <text:p>39231.52</text:p>
          </table:table-cell>
          <table:table-cell table:style-name="ce7" office:value-type="string">
            <text:p>29. mai 2007 12:30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string">
            <text:p>!STR:FE</text:p>
          </table:table-cell>
          <table:table-cell table:style-name="Default" table:formula="oooc:=TIMEVALUE([.C151])" office:value-type="float" office:value="39231.521099537">
            <text:p>39231.52</text:p>
          </table:table-cell>
          <table:table-cell table:style-name="ce7" office:value-type="string">
            <text:p>29-mai-2007 12:30:23</text:p>
          </table:table-cell>
          <table:table-cell table:style-name="ce7"/>
          <table:table-cell table:style-name="ce13"/>
          <table:table-cell table:style-name="Default" table:number-columns-repeated="4"/>
          <table:table-cell table:style-name="ce23" office:value-type="float" office:value="1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2">
          <table:table-cell office:value-type="float" office:value="0.509027777778101">
            <text:p>0.51</text:p>
          </table:table-cell>
          <table:table-cell table:style-name="Default" table:formula="oooc:=TIMEVALUE([.C152])" office:value-type="float" office:value="35922.5090277778">
            <text:p>35922.51</text:p>
          </table:table-cell>
          <table:table-cell table:style-name="ce7" office:value-type="string">
            <text:p>7.5.1998 12: 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 table:number-rows-repeated="99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9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7"/>
          <table:table-cell table:style-name="ce8"/>
          <table:table-cell table:style-name="ce7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2"/>
          <table:table-cell table:style-name="ce7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style-name="ce6"/>
          <table:table-cell/>
          <table:table-cell table:style-name="ce7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7" table:number-columns-repeated="7"/>
          <table:table-cell table:number-columns-repeated="247"/>
        </table:table-row>
        <table:table-row table:style-name="ro3" table:number-rows-repeated="6513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91">
      <number:number number:decimal-places="2" number:min-integer-digits="1" number:grouping="true"/>
      <number:text>SFr.</number:text>
    </number:number-style>
    <number:currency-style style:name="N192">
      <number:currency-symbol number:language="en" number:country="US">$</number:currency-symbol>
      <number:number number:decimal-places="2" number:min-integer-digits="1" number:grouping="true"/>
    </number:currency-style>
    <number:number-style style:name="N193">
      <number:number number:decimal-places="15" number:min-integer-digits="1"/>
    </number:number-style>
    <number:number-style style:name="N194">
      <number:number number:decimal-places="20" number:min-integer-digits="1"/>
    </number:number-style>
    <number:number-style style:name="N195">
      <number:number number:decimal-places="11" number:min-integer-digits="1"/>
    </number:number-style>
    <number:number-style style:name="N196">
      <number:number number:decimal-places="19" number:min-integer-digits="1"/>
    </number:number-style>
    <number:number-style style:name="N198P0" style:volatile="true">
      <number:text>$</number:text>
      <number:number number:decimal-places="0" number:min-integer-digits="1" number:grouping="true"/>
      <number:text> </number:text>
    </number:number-style>
    <number:number-style style:name="N198">
      <number:text>($</number:text>
      <number:number number:decimal-places="0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0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9P0"/>
    </number:number-style>
    <number:number-style style:name="N201P0" style:volatile="true">
      <number:text>$</number:text>
      <number:number number:decimal-places="2" number:min-integer-digits="1" number:grouping="true"/>
      <number:text> </number:text>
    </number:number-style>
    <number:number-style style:name="N201">
      <number:text>($</number:text>
      <number:number number:decimal-places="2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02P0"/>
    </number:number-style>
    <number:number-style style:name="N204P0" style:volatile="true">
      <number:number number:decimal-places="0" number:min-integer-digits="1" number:grouping="true"/>
      <number:text> </number:text>
    </number:number-style>
    <number:number-style style:name="N204P1" style:volatile="true">
      <number:text> (</number:text>
      <number:number number:decimal-places="0" number:min-integer-digits="1" number:grouping="true"/>
      <number:text>)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0" number:min-integer-digits="1" number:grouping="true"/>
      <number:text> </number:text>
    </number:number-style>
    <number:number-style style:name="N208P1" style:volatile="true">
      <number:text> $(</number:text>
      <number:number number:decimal-places="0" number:min-integer-digits="1" number:grouping="true"/>
      <number:text>)</number:text>
    </number:number-style>
    <number:number-style style:name="N208P2" style:volatile="true">
      <number:text> $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number number:decimal-places="2" number:min-integer-digits="1" number:grouping="true"/>
      <number:text> </number:text>
    </number:number-style>
    <number:number-style style:name="N210P1" style:volatile="true">
      <number:text> (</number:text>
      <number:number number:decimal-places="2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$</number:text>
      <number:number number:decimal-places="2" number:min-integer-digits="1" number:grouping="true"/>
      <number:text> </number:text>
    </number:number-style>
    <number:number-style style:name="N214P1" style:volatile="true">
      <number:text> $(</number:text>
      <number:number number:decimal-places="2" number:min-integer-digits="1" number:grouping="true"/>
      <number:text>)</number:text>
    </number:number-style>
    <number:number-style style:name="N214P2" style:volatile="true">
      <number:text> $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5:5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1-22T22:05:38</meta:creation-date>
    <dc:date>2008-04-21T15:53:36</dc:date>
    <dc:language>ru-RU</dc:language>
    <meta:editing-cycles>20</meta:editing-cycles>
    <meta:editing-duration>PT27M37S</meta:editing-duration>
    <meta:user-defined meta:name="Info 1"/>
    <meta:user-defined meta:name="Info 2"/>
    <meta:user-defined meta:name="Info 3"/>
    <meta:user-defined meta:name="Info 4"/>
    <meta:document-statistic meta:table-count="1" meta:cell-count="720"/>
  </office:meta>
</office:document-meta>
</file>